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onnection Editor</text:span></text:p>
      <text:p text:style-name="P1"><text:span text:style-name="T1">Node Editor</text:span></text:p>
      <text:p text:style-name="P1"><text:span text:style-name="T1">Broken FK</text:span></text:p>
      <text:p text:style-name="P1"><text:span text:style-name="T1">Space Switching</text:span></text:p>
      <text:p text:style-name="P1"><text:span text:style-name="T1"/></text:p>
      <text:p text:style-name="P1"><text:span text:style-name="T1">Connection Editor:</text:span></text:p>
      <text:p text:style-name="P1"><text:span text:style-name="T1">Inputs, and outputs. The connection editor is simply another way to connect two objects together, much like parenting, but you are able to combine different nodes. Select the left (input side), then click on the right side.</text:span></text:p>
      <text:p text:style-name="P1"><text:span text:style-name="T1">Windows -&gt; General Editors -&gt; Connection Editor</text:span></text:p>
      <text:p text:style-name="P1"><text:span text:style-name="T1"/></text:p>
      <text:p text:style-name="P1"><text:span text:style-name="T1">Node Editor:</text:span></text:p>
      <text:p text:style-name="P1"><text:span text:style-name="T1">Just like a node editor in Houdini, or Substance design.</text:span></text:p>
      <text:p text:style-name="P1"><text:span text:style-name="T1">Windows -&gt; Node Editor</text:span></text:p>
      <text:p text:style-name="P1"><text:span text:style-name="T1">First box with right arrow loads: all outputs<text:s text:c="2"/>going into object, middle will load both, last loads all inputs going out. </text:span></text:p>
      <text:p text:style-name="P1"><text:span text:style-name="T1">Shiny box: Clear the graph.</text:span></text:p>
      <text:p text:style-name="P1"><text:span text:style-name="T1">Add and Minus signs: Add a selection, Take out a selection.</text:span></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